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IURA TEC &amp; GAMMING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RUZ CRUZ, MIGUEL JOS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6183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RUZ LUNA, AGUSTIN GERMA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81904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1:03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